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9BC2E6"/>
    </style:style>
    <style:style style:name="ce7" style:family="table-cell" style:parent-style-name="Default" style:data-style-name="N0">
      <style:table-cell-properties fo:border="thin solid #000000" fo:background-color="#F2F2F2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1" table:default-cell-style-name="ce1"/>
        <table:table-row table:style-name="ro1">
          <table:table-cell table:style-name="ce4"/>
          <table:table-cell office:value-type="string" table:style-name="ce4">
            <text:p>WHO</text:p>
          </table:table-cell>
          <table:table-cell office:value-type="string" table:style-name="ce4">
            <text:p>NYT</text:p>
          </table:table-cell>
          <table:table-cell office:value-type="string" table:style-name="ce4">
            <text:p>CDC</text:p>
          </table:table-cell>
          <table:table-cell office:value-type="string" table:style-name="ce4">
            <text:p>WSJ</text:p>
          </table:table-cell>
          <table:table-cell office:value-type="string" table:style-name="ce4">
            <text:p>CNN</text:p>
          </table:table-cell>
          <table:table-cell office:value-type="string" table:style-name="ce4">
            <text:p>Snopes</text:p>
          </table:table-cell>
          <table:table-cell office:value-type="string" table:style-name="ce4">
            <text:p>Emergent</text:p>
          </table:table-cell>
          <table:table-cell office:value-type="string" table:style-name="ce4">
            <text:p>Dr. Shiva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office:value-type="float" office:value="0.125" table:formula="of:=1/8" table:style-name="ce2">
            <text:p><text:s text:c="3"/>1/8<text:s text:c="2"/>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.5" table:formula="of:=[.E2]/[.$M$7] + [.F2]/[.$M$8] + [.G2]/[.$M$9] + [.H2]/[.$M$10] +[.I2]/[.$M$11]" table:style-name="ce2">
            <text:p><text:s text:c="3"/>1/2<text:s text:c="2"/></text:p>
          </table:table-cell>
          <table:table-cell office:value-type="float" office:value="6.25E-2" table:formula="of:=[.B2]/[.$M$4]" table:style-name="ce2">
            <text:p><text:s text:c="3"/>1/16<text:s/></text:p>
          </table:table-cell>
          <table:table-cell office:value-type="float" office:value="6.25E-2" table:formula="of:=[.B2]/[.$M$4]" table:style-name="ce2">
            <text:p><text:s text:c="3"/>1/16<text:s/></text:p>
          </table:table-cell>
          <table:table-cell office:value-type="float" office:value="6.25E-2" table:formula="of:=[.C2]/[.$M$5]" table:style-name="ce2">
            <text:p><text:s text:c="3"/>1/16<text:s/></text:p>
          </table:table-cell>
          <table:table-cell office:value-type="float" office:value="6.25E-2" table:formula="of:=[.C2]/[.$M$5]" table:style-name="ce2">
            <text:p><text:s text:c="3"/>1/16<text:s/></text:p>
          </table:table-cell>
          <table:table-cell office:value-type="float" office:value="6.25E-2" table:formula="of:=[.D2]/[.$M$6]" table:style-name="ce2">
            <text:p><text:s text:c="3"/>1/16<text:s/></text:p>
          </table:table-cell>
          <table:table-cell office:value-type="float" office:value="6.25E-2" table:formula="of:=[.D2]/[.$M$6]" table:style-name="ce2">
            <text:p><text:s text:c="3"/>1/16<text:s/></text:p>
          </table:table-cell>
          <table:table-cell office:value-type="float" office:value="0.125" table:formula="of:=[.G2]/[.$M$9]+[.H2]/[.$M$10]" table:style-name="ce2">
            <text:p><text:s text:c="3"/>1/8<text:s text:c="2"/></text:p>
          </table:table-cell>
          <table:table-cell table:number-columns-repeated="2" table:style-name="ce1"/>
          <table:table-cell office:value-type="string" table:style-name="ce6">
            <text:p>Authority</text:p>
          </table:table-cell>
          <table:table-cell office:value-type="string" table:style-name="ce6">
            <text:p>Out-Degree</text:p>
          </table:table-cell>
          <table:table-cell table:number-columns-repeated="1637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.3125" table:formula="of:=[.E3]/[.$M$7] + [.F3]/[.$M$8] + [.G3]/[.$M$9] + [.H3]/[.$M$10] +[.I3]/[.$M$11]" table:style-name="ce2">
            <text:p><text:s text:c="3"/>5/16<text:s/></text:p>
          </table:table-cell>
          <table:table-cell office:value-type="float" office:value="0.25" table:formula="of:=[.B3]/[.$M$4]" table:style-name="ce2">
            <text:p><text:s text:c="3"/>1/4<text:s text:c="2"/></text:p>
          </table:table-cell>
          <table:table-cell office:value-type="float" office:value="0.25" table:formula="of:=[.B3]/[.$M$4]" table:style-name="ce2">
            <text:p><text:s text:c="3"/>1/4<text:s text:c="2"/></text:p>
          </table:table-cell>
          <table:table-cell office:value-type="float" office:value="3.125E-2" table:formula="of:=[.C3]/[.$M$5]" table:style-name="ce2">
            <text:p><text:s text:c="3"/>1/32<text:s/></text:p>
          </table:table-cell>
          <table:table-cell office:value-type="float" office:value="3.125E-2" table:formula="of:=[.C3]/[.$M$5]" table:style-name="ce2">
            <text:p><text:s text:c="3"/>1/32<text:s/></text:p>
          </table:table-cell>
          <table:table-cell office:value-type="float" office:value="3.125E-2" table:formula="of:=[.D3]/[.$M$6]" table:style-name="ce2">
            <text:p><text:s text:c="3"/>1/32<text:s/></text:p>
          </table:table-cell>
          <table:table-cell office:value-type="float" office:value="3.125E-2" table:formula="of:=[.D3]/[.$M$6]" table:style-name="ce2">
            <text:p><text:s text:c="3"/>1/32<text:s/></text:p>
          </table:table-cell>
          <table:table-cell office:value-type="float" office:value="6.25E-2" table:formula="of:=[.G3]/[.$M$9]+[.H3]/[.$M$10]" table:style-name="ce2">
            <text:p><text:s text:c="3"/>1/16<text:s/></text:p>
          </table:table-cell>
          <table:table-cell table:number-columns-repeated="2" table:style-name="ce1"/>
          <table:table-cell office:value-type="string" table:style-name="ce7">
            <text:p>WHO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15625" table:formula="of:=[.E4]/[.$M$7] + [.F4]/[.$M$8] + [.G4]/[.$M$9] + [.H4]/[.$M$10] +[.I4]/[.$M$11]" table:style-name="ce2">
            <text:p><text:s text:c="3"/>5/32<text:s/></text:p>
          </table:table-cell>
          <table:table-cell office:value-type="float" office:value="0.15625" table:formula="of:=[.B4]/[.$M$4]" table:style-name="ce2">
            <text:p><text:s text:c="3"/>5/32<text:s/></text:p>
          </table:table-cell>
          <table:table-cell office:value-type="float" office:value="0.15625" table:formula="of:=[.B4]/[.$M$4]" table:style-name="ce2">
            <text:p><text:s text:c="3"/>5/32<text:s/></text:p>
          </table:table-cell>
          <table:table-cell office:value-type="float" office:value="0.125" table:formula="of:=[.C4]/[.$M$5]" table:style-name="ce2">
            <text:p><text:s text:c="3"/>1/8<text:s text:c="2"/></text:p>
          </table:table-cell>
          <table:table-cell office:value-type="float" office:value="0.125" table:formula="of:=[.C4]/[.$M$5]" table:style-name="ce2">
            <text:p><text:s text:c="3"/>1/8<text:s text:c="2"/></text:p>
          </table:table-cell>
          <table:table-cell office:value-type="float" office:value="0.125" table:formula="of:=[.D4]/[.$M$6]" table:style-name="ce2">
            <text:p><text:s text:c="3"/>1/8<text:s text:c="2"/></text:p>
          </table:table-cell>
          <table:table-cell office:value-type="float" office:value="0.125" table:formula="of:=[.D4]/[.$M$6]" table:style-name="ce2">
            <text:p><text:s text:c="3"/>1/8<text:s text:c="2"/></text:p>
          </table:table-cell>
          <table:table-cell office:value-type="float" office:value="3.125E-2" table:formula="of:=[.G4]/[.$M$9]+[.H4]/[.$M$10]" table:style-name="ce2">
            <text:p><text:s text:c="3"/>1/32<text:s/></text:p>
          </table:table-cell>
          <table:table-cell table:number-columns-repeated="2" table:style-name="ce1"/>
          <table:table-cell office:value-type="string" table:style-name="ce7">
            <text:p>NYT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40625" table:formula="of:=[.E5]/[.$M$7] + [.F5]/[.$M$8] + [.G5]/[.$M$9] + [.H5]/[.$M$10] +[.I5]/[.$M$11]" table:style-name="ce2">
            <text:p><text:s text:c="2"/>13/32<text:s/></text:p>
          </table:table-cell>
          <table:table-cell office:value-type="float" office:value="7.8125E-2" table:formula="of:=[.B5]/[.$M$4]" table:style-name="ce2">
            <text:p><text:s text:c="3"/>5/64<text:s/></text:p>
          </table:table-cell>
          <table:table-cell office:value-type="float" office:value="7.8125E-2" table:formula="of:=[.B5]/[.$M$4]" table:style-name="ce2">
            <text:p><text:s text:c="3"/>5/64<text:s/></text:p>
          </table:table-cell>
          <table:table-cell office:value-type="float" office:value="7.8125E-2" table:formula="of:=[.C5]/[.$M$5]" table:style-name="ce2">
            <text:p><text:s text:c="3"/>5/64<text:s/></text:p>
          </table:table-cell>
          <table:table-cell office:value-type="float" office:value="7.8125E-2" table:formula="of:=[.C5]/[.$M$5]" table:style-name="ce2">
            <text:p><text:s text:c="3"/>5/64<text:s/></text:p>
          </table:table-cell>
          <table:table-cell office:value-type="float" office:value="7.8125E-2" table:formula="of:=[.D5]/[.$M$6]" table:style-name="ce2">
            <text:p><text:s text:c="3"/>5/64<text:s/></text:p>
          </table:table-cell>
          <table:table-cell office:value-type="float" office:value="7.8125E-2" table:formula="of:=[.D5]/[.$M$6]" table:style-name="ce2">
            <text:p><text:s text:c="3"/>5/64<text:s/></text:p>
          </table:table-cell>
          <table:table-cell office:value-type="float" office:value="0.125" table:formula="of:=[.G5]/[.$M$9]+[.H5]/[.$M$10]" table:style-name="ce2">
            <text:p><text:s text:c="3"/>1/8<text:s text:c="2"/></text:p>
          </table:table-cell>
          <table:table-cell table:number-columns-repeated="2" table:style-name="ce1"/>
          <table:table-cell office:value-type="string" table:style-name="ce7">
            <text:p>CDC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.359375" table:formula="of:=[.E6]/[.$M$7] + [.F6]/[.$M$8] + [.G6]/[.$M$9] + [.H6]/[.$M$10] +[.I6]/[.$M$11]" table:style-name="ce2">
            <text:p><text:s text:c="2"/>23/64<text:s/></text:p>
          </table:table-cell>
          <table:table-cell office:value-type="float" office:value="0.203125" table:formula="of:=[.B6]/[.$M$4]" table:style-name="ce2">
            <text:p><text:s text:c="2"/>13/64<text:s/></text:p>
          </table:table-cell>
          <table:table-cell office:value-type="float" office:value="0.203125" table:formula="of:=[.B6]/[.$M$4]" table:style-name="ce2">
            <text:p><text:s text:c="2"/>13/64<text:s/></text:p>
          </table:table-cell>
          <table:table-cell office:value-type="float" office:value="3.90625E-2" table:formula="of:=[.C6]/[.$M$5]" table:style-name="ce2">
            <text:p><text:s text:c="3"/>5/128</text:p>
          </table:table-cell>
          <table:table-cell office:value-type="float" office:value="3.90625E-2" table:formula="of:=[.C6]/[.$M$5]" table:style-name="ce2">
            <text:p><text:s text:c="3"/>5/128</text:p>
          </table:table-cell>
          <table:table-cell office:value-type="float" office:value="3.90625E-2" table:formula="of:=[.D6]/[.$M$6]" table:style-name="ce2">
            <text:p><text:s text:c="3"/>5/128</text:p>
          </table:table-cell>
          <table:table-cell office:value-type="float" office:value="3.90625E-2" table:formula="of:=[.D6]/[.$M$6]" table:style-name="ce2">
            <text:p><text:s text:c="3"/>5/128</text:p>
          </table:table-cell>
          <table:table-cell office:value-type="float" office:value="7.8125E-2" table:formula="of:=[.G6]/[.$M$9]+[.H6]/[.$M$10]" table:style-name="ce2">
            <text:p><text:s text:c="3"/>5/64<text:s/></text:p>
          </table:table-cell>
          <table:table-cell table:number-columns-repeated="2" table:style-name="ce1"/>
          <table:table-cell office:value-type="string" table:style-name="ce7">
            <text:p>WSJ</text:p>
          </table:table-cell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1953125" table:formula="of:=[.E7]/[.$M$7] + [.F7]/[.$M$8] + [.G7]/[.$M$9] + [.H7]/[.$M$10] +[.I7]/[.$M$11]" table:style-name="ce2">
            <text:p><text:s text:c="2"/>25/128</text:p>
          </table:table-cell>
          <table:table-cell office:value-type="float" office:value="0.1796875" table:formula="of:=[.B7]/[.$M$4]" table:style-name="ce2">
            <text:p><text:s text:c="2"/>23/128</text:p>
          </table:table-cell>
          <table:table-cell office:value-type="float" office:value="0.1796875" table:formula="of:=[.B7]/[.$M$4]" table:style-name="ce2">
            <text:p><text:s text:c="2"/>23/128</text:p>
          </table:table-cell>
          <table:table-cell office:value-type="float" office:value="0.1015625" table:formula="of:=[.C7]/[.$M$5]" table:style-name="ce2">
            <text:p><text:s text:c="2"/>13/128</text:p>
          </table:table-cell>
          <table:table-cell office:value-type="float" office:value="0.1015625" table:formula="of:=[.C7]/[.$M$5]" table:style-name="ce2">
            <text:p><text:s text:c="2"/>13/128</text:p>
          </table:table-cell>
          <table:table-cell office:value-type="float" office:value="0.1015625" table:formula="of:=[.D7]/[.$M$6]" table:style-name="ce2">
            <text:p><text:s text:c="2"/>13/128</text:p>
          </table:table-cell>
          <table:table-cell office:value-type="float" office:value="0.1015625" table:formula="of:=[.D7]/[.$M$6]" table:style-name="ce2">
            <text:p><text:s text:c="2"/>13/128</text:p>
          </table:table-cell>
          <table:table-cell office:value-type="float" office:value="3.90625E-2" table:formula="of:=[.G7]/[.$M$9]+[.H7]/[.$M$10]" table:style-name="ce2">
            <text:p><text:s text:c="3"/>5/128</text:p>
          </table:table-cell>
          <table:table-cell table:number-columns-repeated="2" table:style-name="ce1"/>
          <table:table-cell office:value-type="string" table:style-name="ce7">
            <text:p>CNN</text:p>
          </table:table-cell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34375" table:formula="of:=[.E8]/[.$M$7] + [.F8]/[.$M$8] + [.G8]/[.$M$9] + [.H8]/[.$M$10] +[.I8]/[.$M$11]" table:style-name="ce2">
            <text:p><text:s text:c="2"/>11/32<text:s/></text:p>
          </table:table-cell>
          <table:table-cell office:value-type="float" office:value="9.765625E-2" table:formula="of:=[.B8]/[.$M$4]" table:style-name="ce2">
            <text:p><text:s text:c="2"/>25/256</text:p>
          </table:table-cell>
          <table:table-cell office:value-type="float" office:value="9.765625E-2" table:formula="of:=[.B8]/[.$M$4]" table:style-name="ce2">
            <text:p><text:s text:c="2"/>25/256</text:p>
          </table:table-cell>
          <table:table-cell office:value-type="float" office:value="8.984375E-2" table:formula="of:=[.C8]/[.$M$5]" table:style-name="ce2">
            <text:p><text:s text:c="2"/>23/256</text:p>
          </table:table-cell>
          <table:table-cell office:value-type="float" office:value="8.984375E-2" table:formula="of:=[.C8]/[.$M$5]" table:style-name="ce2">
            <text:p><text:s text:c="2"/>23/256</text:p>
          </table:table-cell>
          <table:table-cell office:value-type="float" office:value="8.984375E-2" table:formula="of:=[.D8]/[.$M$6]" table:style-name="ce2">
            <text:p><text:s text:c="2"/>23/256</text:p>
          </table:table-cell>
          <table:table-cell office:value-type="float" office:value="8.984375E-2" table:formula="of:=[.D8]/[.$M$6]" table:style-name="ce2">
            <text:p><text:s text:c="2"/>23/256</text:p>
          </table:table-cell>
          <table:table-cell office:value-type="float" office:value="0.1015625" table:formula="of:=[.G8]/[.$M$9]+[.H8]/[.$M$10]" table:style-name="ce2">
            <text:p><text:s text:c="2"/>13/128</text:p>
          </table:table-cell>
          <table:table-cell table:number-columns-repeated="2" table:style-name="ce1"/>
          <table:table-cell office:value-type="string" table:style-name="ce7">
            <text:p>Snopes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0.37109375" table:formula="of:=[.E9]/[.$M$7] + [.F9]/[.$M$8] + [.G9]/[.$M$9] + [.H9]/[.$M$10] +[.I9]/[.$M$11]" table:style-name="ce2">
            <text:p><text:s text:c="2"/>95/256</text:p>
          </table:table-cell>
          <table:table-cell office:value-type="float" office:value="0.171875" table:formula="of:=[.B9]/[.$M$4]" table:style-name="ce2">
            <text:p><text:s text:c="2"/>11/64<text:s/></text:p>
          </table:table-cell>
          <table:table-cell office:value-type="float" office:value="0.171875" table:formula="of:=[.B9]/[.$M$4]" table:style-name="ce2">
            <text:p><text:s text:c="2"/>11/64<text:s/></text:p>
          </table:table-cell>
          <table:table-cell office:value-type="float" office:value="4.8828125E-2" table:formula="of:=[.C9]/[.$M$5]" table:style-name="ce2">
            <text:p><text:s text:c="2"/>25/512</text:p>
          </table:table-cell>
          <table:table-cell office:value-type="float" office:value="4.8828125E-2" table:formula="of:=[.C9]/[.$M$5]" table:style-name="ce2">
            <text:p><text:s text:c="2"/>25/512</text:p>
          </table:table-cell>
          <table:table-cell office:value-type="float" office:value="4.8828125E-2" table:formula="of:=[.D9]/[.$M$6]" table:style-name="ce2">
            <text:p><text:s text:c="2"/>25/512</text:p>
          </table:table-cell>
          <table:table-cell office:value-type="float" office:value="4.8828125E-2" table:formula="of:=[.D9]/[.$M$6]" table:style-name="ce2">
            <text:p><text:s text:c="2"/>25/512</text:p>
          </table:table-cell>
          <table:table-cell office:value-type="float" office:value="8.984375E-2" table:formula="of:=[.G9]/[.$M$9]+[.H9]/[.$M$10]" table:style-name="ce2">
            <text:p><text:s text:c="2"/>23/256</text:p>
          </table:table-cell>
          <table:table-cell table:number-columns-repeated="2" table:style-name="ce1"/>
          <table:table-cell office:value-type="string" table:style-name="ce7">
            <text:p>Emergent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.236328125" table:formula="of:=[.E10]/[.$M$7] + [.F10]/[.$M$8] + [.G10]/[.$M$9] + [.H10]/[.$M$10] +[.I10]/[.$M$11]" table:style-name="ce2">
            <text:p><text:s/>121/512</text:p>
          </table:table-cell>
          <table:table-cell office:value-type="float" office:value="0.185546875" table:formula="of:=[.B10]/[.$M$4]" table:style-name="ce2">
            <text:p><text:s text:c="2"/>95/512</text:p>
          </table:table-cell>
          <table:table-cell office:value-type="float" office:value="0.185546875" table:formula="of:=[.B10]/[.$M$4]" table:style-name="ce2">
            <text:p><text:s text:c="2"/>95/512</text:p>
          </table:table-cell>
          <table:table-cell office:value-type="float" office:value="8.59375E-2" table:formula="of:=[.C10]/[.$M$5]" table:style-name="ce2">
            <text:p><text:s text:c="2"/>11/128</text:p>
          </table:table-cell>
          <table:table-cell office:value-type="float" office:value="8.59375E-2" table:formula="of:=[.C10]/[.$M$5]" table:style-name="ce2">
            <text:p><text:s text:c="2"/>11/128</text:p>
          </table:table-cell>
          <table:table-cell office:value-type="float" office:value="8.59375E-2" table:formula="of:=[.D10]/[.$M$6]" table:style-name="ce2">
            <text:p><text:s text:c="2"/>11/128</text:p>
          </table:table-cell>
          <table:table-cell office:value-type="float" office:value="8.59375E-2" table:formula="of:=[.D10]/[.$M$6]" table:style-name="ce2">
            <text:p><text:s text:c="2"/>11/128</text:p>
          </table:table-cell>
          <table:table-cell office:value-type="float" office:value="4.8828125E-2" table:formula="of:=[.G10]/[.$M$9]+[.H10]/[.$M$10]" table:style-name="ce2">
            <text:p><text:s text:c="2"/>25/512</text:p>
          </table:table-cell>
          <table:table-cell table:number-columns-repeated="2" table:style-name="ce1"/>
          <table:table-cell office:value-type="string" table:style-name="ce7">
            <text:p>Dr. Shiva</text:p>
          </table:table-cell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306640625" table:formula="of:=[.E11]/[.$M$7] + [.F11]/[.$M$8] + [.G11]/[.$M$9] + [.H11]/[.$M$10] +[.I11]/[.$M$11]" table:style-name="ce2">
            <text:p><text:s/>157/512</text:p>
          </table:table-cell>
          <table:table-cell office:value-type="float" office:value="0.1181640625" table:formula="of:=[.B11]/[.$M$4]" table:style-name="ce2">
            <text:p><text:s text:c="2"/>54/457</text:p>
          </table:table-cell>
          <table:table-cell office:value-type="float" office:value="0.1181640625" table:formula="of:=[.B11]/[.$M$4]" table:style-name="ce2">
            <text:p><text:s text:c="2"/>54/457</text:p>
          </table:table-cell>
          <table:table-cell office:value-type="float" office:value="9.27734375E-2" table:formula="of:=[.C11]/[.$M$5]" table:style-name="ce2">
            <text:p><text:s text:c="3"/>9/97<text:s/></text:p>
          </table:table-cell>
          <table:table-cell office:value-type="float" office:value="9.27734375E-2" table:formula="of:=[.C11]/[.$M$5]" table:style-name="ce2">
            <text:p><text:s text:c="3"/>9/97<text:s/></text:p>
          </table:table-cell>
          <table:table-cell office:value-type="float" office:value="9.27734375E-2" table:formula="of:=[.D11]/[.$M$6]" table:style-name="ce2">
            <text:p><text:s text:c="3"/>9/97<text:s/></text:p>
          </table:table-cell>
          <table:table-cell office:value-type="float" office:value="9.27734375E-2" table:formula="of:=[.D11]/[.$M$6]" table:style-name="ce2">
            <text:p><text:s text:c="3"/>9/97<text:s/></text:p>
          </table:table-cell>
          <table:table-cell office:value-type="float" office:value="8.59375E-2" table:formula="of:=[.G11]/[.$M$9]+[.H11]/[.$M$10]" table:style-name="ce2">
            <text:p><text:s text:c="2"/>11/128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.3642578125" table:formula="of:=[.E12]/[.$M$7] + [.F12]/[.$M$8] + [.G12]/[.$M$9] + [.H12]/[.$M$10] +[.I12]/[.$M$11]" table:style-name="ce2">
            <text:p><text:s/>267/733</text:p>
          </table:table-cell>
          <table:table-cell office:value-type="float" office:value="0.1533203125" table:formula="of:=[.B12]/[.$M$4]" table:style-name="ce2">
            <text:p><text:s text:c="2"/>67/437</text:p>
          </table:table-cell>
          <table:table-cell office:value-type="float" office:value="0.1533203125" table:formula="of:=[.B12]/[.$M$4]" table:style-name="ce2">
            <text:p><text:s text:c="2"/>67/437</text:p>
          </table:table-cell>
          <table:table-cell office:value-type="float" office:value="5.908203125E-2" table:formula="of:=[.C12]/[.$M$5]" table:style-name="ce2">
            <text:p><text:s text:c="2"/>27/457</text:p>
          </table:table-cell>
          <table:table-cell office:value-type="float" office:value="5.908203125E-2" table:formula="of:=[.C12]/[.$M$5]" table:style-name="ce2">
            <text:p><text:s text:c="2"/>27/457</text:p>
          </table:table-cell>
          <table:table-cell office:value-type="float" office:value="5.908203125E-2" table:formula="of:=[.D12]/[.$M$6]" table:style-name="ce2">
            <text:p><text:s text:c="2"/>27/457</text:p>
          </table:table-cell>
          <table:table-cell office:value-type="float" office:value="5.908203125E-2" table:formula="of:=[.D12]/[.$M$6]" table:style-name="ce2">
            <text:p><text:s text:c="2"/>27/457</text:p>
          </table:table-cell>
          <table:table-cell office:value-type="float" office:value="9.27734375E-2" table:formula="of:=[.G12]/[.$M$9]+[.H12]/[.$M$10]" table:style-name="ce2">
            <text:p><text:s text:c="3"/>9/97<text:s/>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0.27001953125" table:formula="of:=[.E13]/[.$M$7] + [.F13]/[.$M$8] + [.G13]/[.$M$9] + [.H13]/[.$M$10] +[.I13]/[.$M$11]" table:style-name="ce2">
            <text:p><text:s/>145/537</text:p>
          </table:table-cell>
          <table:table-cell office:value-type="float" office:value="0.18212890625" table:formula="of:=[.B13]/[.$M$4]" table:style-name="ce2">
            <text:p><text:s text:c="2"/>53/291</text:p>
          </table:table-cell>
          <table:table-cell office:value-type="float" office:value="0.18212890625" table:formula="of:=[.B13]/[.$M$4]" table:style-name="ce2">
            <text:p><text:s text:c="2"/>53/291</text:p>
          </table:table-cell>
          <table:table-cell office:value-type="float" office:value="7.666015625E-2" table:formula="of:=[.C13]/[.$M$5]" table:style-name="ce2">
            <text:p><text:s text:c="2"/>45/587</text:p>
          </table:table-cell>
          <table:table-cell office:value-type="float" office:value="7.666015625E-2" table:formula="of:=[.C13]/[.$M$5]" table:style-name="ce2">
            <text:p><text:s text:c="2"/>45/587</text:p>
          </table:table-cell>
          <table:table-cell office:value-type="float" office:value="7.666015625E-2" table:formula="of:=[.D13]/[.$M$6]" table:style-name="ce2">
            <text:p><text:s text:c="2"/>45/587</text:p>
          </table:table-cell>
          <table:table-cell office:value-type="float" office:value="7.666015625E-2" table:formula="of:=[.D13]/[.$M$6]" table:style-name="ce2">
            <text:p><text:s text:c="2"/>45/587</text:p>
          </table:table-cell>
          <table:table-cell office:value-type="float" office:value="5.908203125E-2" table:formula="of:=[.G13]/[.$M$9]+[.H13]/[.$M$10]" table:style-name="ce2">
            <text:p><text:s text:c="2"/>27/457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.2890625" table:formula="of:=[.E14]/[.$M$7] + [.F14]/[.$M$8] + [.G14]/[.$M$9] + [.H14]/[.$M$10] +[.I14]/[.$M$11]" table:style-name="ce2">
            <text:p><text:s text:c="2"/>37/128</text:p>
          </table:table-cell>
          <table:table-cell office:value-type="float" office:value="0.135009765625" table:formula="of:=[.B14]/[.$M$4]" table:style-name="ce2">
            <text:p><text:s text:c="2"/>59/437</text:p>
          </table:table-cell>
          <table:table-cell office:value-type="float" office:value="0.135009765625" table:formula="of:=[.B14]/[.$M$4]" table:style-name="ce2">
            <text:p><text:s text:c="2"/>59/437</text:p>
          </table:table-cell>
          <table:table-cell office:value-type="float" office:value="9.1064453125E-2" table:formula="of:=[.C14]/[.$M$5]" table:style-name="ce2">
            <text:p><text:s text:c="2"/>53/582</text:p>
          </table:table-cell>
          <table:table-cell office:value-type="float" office:value="9.1064453125E-2" table:formula="of:=[.C14]/[.$M$5]" table:style-name="ce2">
            <text:p><text:s text:c="2"/>53/582</text:p>
          </table:table-cell>
          <table:table-cell office:value-type="float" office:value="9.1064453125E-2" table:formula="of:=[.D14]/[.$M$6]" table:style-name="ce2">
            <text:p><text:s text:c="2"/>53/582</text:p>
          </table:table-cell>
          <table:table-cell office:value-type="float" office:value="9.1064453125E-2" table:formula="of:=[.D14]/[.$M$6]" table:style-name="ce2">
            <text:p><text:s text:c="2"/>53/582</text:p>
          </table:table-cell>
          <table:table-cell office:value-type="float" office:value="7.666015625E-2" table:formula="of:=[.G14]/[.$M$9]+[.H14]/[.$M$10]" table:style-name="ce2">
            <text:p><text:s text:c="2"/>45/587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.349853515625" table:formula="of:=[.E15]/[.$M$7] + [.F15]/[.$M$8] + [.G15]/[.$M$9] + [.H15]/[.$M$10] +[.I15]/[.$M$11]" table:style-name="ce2">
            <text:p><text:s/>120/343</text:p>
          </table:table-cell>
          <table:table-cell office:value-type="float" office:value="0.14453125" table:formula="of:=[.B15]/[.$M$4]" table:style-name="ce2">
            <text:p><text:s text:c="2"/>37/256</text:p>
          </table:table-cell>
          <table:table-cell office:value-type="float" office:value="0.14453125" table:formula="of:=[.B15]/[.$M$4]" table:style-name="ce2">
            <text:p><text:s text:c="2"/>37/256</text:p>
          </table:table-cell>
          <table:table-cell office:value-type="float" office:value="6.75048828125E-2" table:formula="of:=[.C15]/[.$M$5]" table:style-name="ce2">
            <text:p><text:s text:c="2"/>43/637</text:p>
          </table:table-cell>
          <table:table-cell office:value-type="float" office:value="6.75048828125E-2" table:formula="of:=[.C15]/[.$M$5]" table:style-name="ce2">
            <text:p><text:s text:c="2"/>43/637</text:p>
          </table:table-cell>
          <table:table-cell office:value-type="float" office:value="6.75048828125E-2" table:formula="of:=[.D15]/[.$M$6]" table:style-name="ce2">
            <text:p><text:s text:c="2"/>43/637</text:p>
          </table:table-cell>
          <table:table-cell office:value-type="float" office:value="6.75048828125E-2" table:formula="of:=[.D15]/[.$M$6]" table:style-name="ce2">
            <text:p><text:s text:c="2"/>43/637</text:p>
          </table:table-cell>
          <table:table-cell office:value-type="float" office:value="9.1064453125E-2" table:formula="of:=[.G15]/[.$M$9]+[.H15]/[.$M$10]" table:style-name="ce2">
            <text:p><text:s text:c="2"/>53/582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0.2935791015625" table:formula="of:=[.E16]/[.$M$7] + [.F16]/[.$M$8] + [.G16]/[.$M$9] + [.H16]/[.$M$10] +[.I16]/[.$M$11]" table:style-name="ce2">
            <text:p><text:s text:c="2"/>32/109</text:p>
          </table:table-cell>
          <table:table-cell office:value-type="float" office:value="0.1749267578125" table:formula="of:=[.B16]/[.$M$4]" table:style-name="ce2">
            <text:p><text:s text:c="2"/>60/343</text:p>
          </table:table-cell>
          <table:table-cell office:value-type="float" office:value="0.1749267578125" table:formula="of:=[.B16]/[.$M$4]" table:style-name="ce2">
            <text:p><text:s text:c="2"/>60/343</text:p>
          </table:table-cell>
          <table:table-cell office:value-type="float" office:value="7.2265625E-2" table:formula="of:=[.C16]/[.$M$5]" table:style-name="ce2">
            <text:p><text:s text:c="2"/>37/512</text:p>
          </table:table-cell>
          <table:table-cell office:value-type="float" office:value="7.2265625E-2" table:formula="of:=[.C16]/[.$M$5]" table:style-name="ce2">
            <text:p><text:s text:c="2"/>37/512</text:p>
          </table:table-cell>
          <table:table-cell office:value-type="float" office:value="7.2265625E-2" table:formula="of:=[.D16]/[.$M$6]" table:style-name="ce2">
            <text:p><text:s text:c="2"/>37/512</text:p>
          </table:table-cell>
          <table:table-cell office:value-type="float" office:value="7.2265625E-2" table:formula="of:=[.D16]/[.$M$6]" table:style-name="ce2">
            <text:p><text:s text:c="2"/>37/512</text:p>
          </table:table-cell>
          <table:table-cell office:value-type="float" office:value="6.75048828125E-2" table:formula="of:=[.G16]/[.$M$9]+[.H16]/[.$M$10]" table:style-name="ce2">
            <text:p><text:s text:c="2"/>43/637</text:p>
          </table:table-cell>
          <table:table-cell table:number-columns-repeated="16375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0.2843017578125" table:formula="of:=[.E17]/[.$M$7] + [.F17]/[.$M$8] + [.G17]/[.$M$9] + [.H17]/[.$M$10] +[.I17]/[.$M$11]" table:style-name="ce2">
            <text:p><text:s/>230/809</text:p>
          </table:table-cell>
          <table:table-cell office:value-type="float" office:value="0.14678955078125" table:formula="of:=[.B17]/[.$M$4]" table:style-name="ce2">
            <text:p><text:s text:c="2"/>16/109</text:p>
          </table:table-cell>
          <table:table-cell office:value-type="float" office:value="0.14678955078125" table:formula="of:=[.B17]/[.$M$4]" table:style-name="ce2">
            <text:p><text:s text:c="2"/>16/109</text:p>
          </table:table-cell>
          <table:table-cell office:value-type="float" office:value="8.746337890625E-2" table:formula="of:=[.C17]/[.$M$5]" table:style-name="ce2">
            <text:p><text:s text:c="2"/>30/343</text:p>
          </table:table-cell>
          <table:table-cell office:value-type="float" office:value="8.746337890625E-2" table:formula="of:=[.C17]/[.$M$5]" table:style-name="ce2">
            <text:p><text:s text:c="2"/>30/343</text:p>
          </table:table-cell>
          <table:table-cell office:value-type="float" office:value="8.746337890625E-2" table:formula="of:=[.D17]/[.$M$6]" table:style-name="ce2">
            <text:p><text:s text:c="2"/>30/343</text:p>
          </table:table-cell>
          <table:table-cell office:value-type="float" office:value="8.746337890625E-2" table:formula="of:=[.D17]/[.$M$6]" table:style-name="ce2">
            <text:p><text:s text:c="2"/>30/343</text:p>
          </table:table-cell>
          <table:table-cell office:value-type="float" office:value="7.2265625E-2" table:formula="of:=[.G17]/[.$M$9]+[.H17]/[.$M$10]" table:style-name="ce2">
            <text:p><text:s text:c="2"/>37/512</text:p>
          </table:table-cell>
          <table:table-cell table:number-columns-repeated="16375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.33465576171875" table:formula="of:=[.E18]/[.$M$7] + [.F18]/[.$M$8] + [.G18]/[.$M$9] + [.H18]/[.$M$10] +[.I18]/[.$M$11]" table:style-name="ce2">
            <text:p><text:s/>253/756</text:p>
          </table:table-cell>
          <table:table-cell office:value-type="float" office:value="0.14215087890625" table:formula="of:=[.B18]/[.$M$4]" table:style-name="ce2">
            <text:p><text:s/>115/809</text:p>
          </table:table-cell>
          <table:table-cell office:value-type="float" office:value="0.14215087890625" table:formula="of:=[.B18]/[.$M$4]" table:style-name="ce2">
            <text:p><text:s/>115/809</text:p>
          </table:table-cell>
          <table:table-cell office:value-type="float" office:value="7.3394775390625E-2" table:formula="of:=[.C18]/[.$M$5]" table:style-name="ce2">
            <text:p><text:s text:c="3"/>8/109</text:p>
          </table:table-cell>
          <table:table-cell office:value-type="float" office:value="7.3394775390625E-2" table:formula="of:=[.C18]/[.$M$5]" table:style-name="ce2">
            <text:p><text:s text:c="3"/>8/109</text:p>
          </table:table-cell>
          <table:table-cell office:value-type="float" office:value="7.3394775390625E-2" table:formula="of:=[.D18]/[.$M$6]" table:style-name="ce2">
            <text:p><text:s text:c="3"/>8/109</text:p>
          </table:table-cell>
          <table:table-cell office:value-type="float" office:value="7.3394775390625E-2" table:formula="of:=[.D18]/[.$M$6]" table:style-name="ce2">
            <text:p><text:s text:c="3"/>8/109</text:p>
          </table:table-cell>
          <table:table-cell office:value-type="float" office:value="8.746337890625E-2" table:formula="of:=[.G18]/[.$M$9]+[.H18]/[.$M$10]" table:style-name="ce2">
            <text:p><text:s text:c="2"/>30/343</text:p>
          </table:table-cell>
          <table:table-cell table:number-columns-repeated="16375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307647705078125" table:formula="of:=[.E19]/[.$M$7] + [.F19]/[.$M$8] + [.G19]/[.$M$9] + [.H19]/[.$M$10] +[.I19]/[.$M$11]" table:style-name="ce2">
            <text:p><text:s text:c="3"/>4/13<text:s/></text:p>
          </table:table-cell>
          <table:table-cell office:value-type="float" office:value="0.167327880859375" table:formula="of:=[.B19]/[.$M$4]" table:style-name="ce2">
            <text:p><text:s text:c="2"/>42/251</text:p>
          </table:table-cell>
          <table:table-cell office:value-type="float" office:value="0.167327880859375" table:formula="of:=[.B19]/[.$M$4]" table:style-name="ce2">
            <text:p><text:s text:c="2"/>42/251</text:p>
          </table:table-cell>
          <table:table-cell office:value-type="float" office:value="7.1075439453125E-2" table:formula="of:=[.C19]/[.$M$5]" table:style-name="ce2">
            <text:p><text:s text:c="2"/>43/605</text:p>
          </table:table-cell>
          <table:table-cell office:value-type="float" office:value="7.1075439453125E-2" table:formula="of:=[.C19]/[.$M$5]" table:style-name="ce2">
            <text:p><text:s text:c="2"/>43/605</text:p>
          </table:table-cell>
          <table:table-cell office:value-type="float" office:value="7.1075439453125E-2" table:formula="of:=[.D19]/[.$M$6]" table:style-name="ce2">
            <text:p><text:s text:c="2"/>43/605</text:p>
          </table:table-cell>
          <table:table-cell office:value-type="float" office:value="7.1075439453125E-2" table:formula="of:=[.D19]/[.$M$6]" table:style-name="ce2">
            <text:p><text:s text:c="2"/>43/605</text:p>
          </table:table-cell>
          <table:table-cell office:value-type="float" office:value="7.3394775390625E-2" table:formula="of:=[.G19]/[.$M$9]+[.H19]/[.$M$10]" table:style-name="ce2">
            <text:p><text:s text:c="3"/>8/109</text:p>
          </table:table-cell>
          <table:table-cell table:number-columns-repeated="16375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.28662109375" table:formula="of:=[.E20]/[.$M$7] + [.F20]/[.$M$8] + [.G20]/[.$M$9] + [.H20]/[.$M$10] +[.I20]/[.$M$11]" table:style-name="ce3">
            <text:p>0,2866</text:p>
          </table:table-cell>
          <table:table-cell office:value-type="float" office:value="0.1538238525390625" table:formula="of:=[.B20]/[.$M$4]" table:style-name="ce3">
            <text:p>0,1538</text:p>
          </table:table-cell>
          <table:table-cell office:value-type="float" office:value="0.1538238525390625" table:formula="of:=[.B20]/[.$M$4]" table:style-name="ce3">
            <text:p>0,1538</text:p>
          </table:table-cell>
          <table:table-cell office:value-type="float" office:value="8.36639404296875E-2" table:formula="of:=[.C20]/[.$M$5]" table:style-name="ce3">
            <text:p>0,0837</text:p>
          </table:table-cell>
          <table:table-cell office:value-type="float" office:value="8.36639404296875E-2" table:formula="of:=[.C20]/[.$M$5]" table:style-name="ce3">
            <text:p>0,0837</text:p>
          </table:table-cell>
          <table:table-cell office:value-type="float" office:value="8.36639404296875E-2" table:formula="of:=[.D20]/[.$M$6]" table:style-name="ce3">
            <text:p>0,0837</text:p>
          </table:table-cell>
          <table:table-cell office:value-type="float" office:value="8.36639404296875E-2" table:formula="of:=[.D20]/[.$M$6]" table:style-name="ce3">
            <text:p>0,0837</text:p>
          </table:table-cell>
          <table:table-cell office:value-type="float" office:value="7.1075439453125E-2" table:formula="of:=[.G20]/[.$M$9]+[.H20]/[.$M$10]" table:style-name="ce3">
            <text:p>0,0711</text:p>
          </table:table-cell>
          <table:table-cell table:number-columns-repeated="16375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0.3220672607421875" table:formula="of:=[.E21]/[.$M$7] + [.F21]/[.$M$8] + [.G21]/[.$M$9] + [.H21]/[.$M$10] +[.I21]/[.$M$11]" table:style-name="ce3">
            <text:p>0,3221</text:p>
          </table:table-cell>
          <table:table-cell office:value-type="float" office:value="0.143310546875" table:formula="of:=[.B21]/[.$M$4]" table:style-name="ce3">
            <text:p>0,1433</text:p>
          </table:table-cell>
          <table:table-cell office:value-type="float" office:value="0.143310546875" table:formula="of:=[.B21]/[.$M$4]" table:style-name="ce3">
            <text:p>0,1433</text:p>
          </table:table-cell>
          <table:table-cell office:value-type="float" office:value="7.691192626953125E-2" table:formula="of:=[.C21]/[.$M$5]" table:style-name="ce3">
            <text:p>0,0769</text:p>
          </table:table-cell>
          <table:table-cell office:value-type="float" office:value="7.691192626953125E-2" table:formula="of:=[.C21]/[.$M$5]" table:style-name="ce3">
            <text:p>0,0769</text:p>
          </table:table-cell>
          <table:table-cell office:value-type="float" office:value="7.691192626953125E-2" table:formula="of:=[.D21]/[.$M$6]" table:style-name="ce3">
            <text:p>0,0769</text:p>
          </table:table-cell>
          <table:table-cell office:value-type="float" office:value="7.691192626953125E-2" table:formula="of:=[.D21]/[.$M$6]" table:style-name="ce3">
            <text:p>0,0769</text:p>
          </table:table-cell>
          <table:table-cell office:value-type="float" office:value="8.36639404296875E-2" table:formula="of:=[.G21]/[.$M$9]+[.H21]/[.$M$10]" table:style-name="ce3">
            <text:p>0,0837</text:p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fraction number:min-integer-digits="0" number:min-numerator-digits="3" number:min-denominator-digits="3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ntonio</meta:initial-creator>
    <dc:creator>Antonio</dc:creator>
    <meta:creation-date>2015-06-05T18:19:34Z</meta:creation-date>
    <dc:date>2020-10-16T11:23:30Z</dc:date>
  </office:meta>
</office:document-meta>
</file>